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Aleksandra Karađžić, Dragutin Ilić</text:p>
            <text:p><text:span text:style-name="T1">Karadzic.matf@gmail.com, dragutin.ilic@yahoo.com</text:span></text:p>
            <text:p><text:span text:style-name="T2">Matematički fakultet</text:span></text:p>
            <text:p><text:span text:style-name="T2">Naučno izračunavanj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arkinsonova bol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42 pacijenta sa Parkinsonovom bolesti</text:p>
              </text:list-item>
              <text:list-item>
                <text:p>Određuje se koliko je uznapredovala bolest</text:p>
              </text:list-item>
              <text:list-item>
                <text:p>Prate se pacijenti 6 meseci</text:p>
              </text:list-item>
              <text:list-item>
                <text:p>O pacijentima znamo:</text:p>
                <text:list>
                  <text:list-item>
                    <text:p>Pol</text:p>
                  </text:list-item>
                  <text:list-item>
                    <text:p>Godine</text:p>
                  </text:list-item>
                  <text:list-item>
                    <text:p>Motor UPDRS</text:p>
                  </text:list-item>
                  <text:list-item>
                    <text:p>Total UPDRS</text:p>
                  </text:list-item>
                  <text:list-item>
                    <text:p>16 biometričnih snimaka gl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arkinsova bol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PDRS – Unified Parkinson’s Disease Rating Scale </text:p>
              </text:list-item>
              <text:list-item>
                <text:p>UPDRS je u rangu od 0 do 176</text:p>
              </text:list-item>
              <text:list-item>
                <text:p>Sastoji se od tri dela:</text:p>
                <text:list>
                  <text:list-item>
                    <text:p>Mentalne aktivnosti, ponašanje i raspoloženje</text:p>
                  </text:list-item>
                  <text:list-item>
                    <text:p>Dnevne aktivnosti</text:p>
                  </text:list-item>
                  <text:list-item>
                    <text:p>Motorika</text:p>
                  </text:list-item>
                </text:list>
              </text:list-item>
              <text:list-item>
                <text:p>Motor UPDRS je u rangu od 0 do 108</text:p>
              </text:list-item>
              <text:list-item>
                <text:p>Govor merimo u granicama od 0 do 8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odac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 ovim podacima smo učili iz rada</text:p>
                <text:p>Accurate telemonitoring of Parkinson.s disease progression by non-invasive speech tests</text:p>
                <text:p>Athanasios Tsanas, Max A. Little, Patrick E. McSharry, Lorraine O. Ramig (2009)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odac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ubject# - Integer that uniquely identifies each subject</text:p>
              </text:list-item>
              <text:list-item>
                <text:p>age - Subject age</text:p>
              </text:list-item>
              <text:list-item>
                <text:p>sex - Subject gender '0' - male, '1' - female</text:p>
              </text:list-item>
              <text:list-item>
                <text:p>test_time - Time since recruitment into the trial. The integer part is the number of days since recruitment.</text:p>
              </text:list-item>
              <text:list-item>
                <text:p>motor_UPDRS - Clinician's motor UPDRS score, linearly interpolated</text:p>
              </text:list-item>
              <text:list-item>
                <text:p>total_UPDRS - Clinician's total UPDRS score, linearly interpolated</text:p>
              </text:list-item>
              <text:list-item>
                <text:p>Jitter(%),Jitter(Abs),Jitter:RAP,Jitter:PPQ5,Jitter:DDP - Several measures of variation in fundamental frequency</text:p>
              </text:list-item>
              <text:list-item>
                <text:p>Shimmer,Shimmer(dB),Shimmer:APQ3,Shimmer:APQ5,Shimmer:APQ11,Shimmer:DDA - Several measures of variation in amplitude</text:p>
              </text:list-item>
              <text:list-item>
                <text:p>NHR,HNR - Two measures of ratio of noise to tonal components in the voice</text:p>
              </text:list-item>
              <text:list-item>
                <text:p>RPDE - A nonlinear dynamical complexity measure</text:p>
              </text:list-item>
              <text:list-item>
                <text:p>DFA - Signal fractal scaling exponent</text:p>
              </text:list-item>
              <text:list-item>
                <text:p>PPE - A nonlinear measure of fundamental frequency variation 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odac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 ispitavinjima koje je vođeno došlo je do zaključka da je moguće koristiti samo šest atributa za određivanje total UPDRS i motor UPDRS</text:p>
              </text:list-item>
              <text:list-item>
                <text:p>Ti atributi su:</text:p>
                <text:list>
                  <text:list-item>
                    <text:p><text:s/>MDVP: Jitter (Abs)</text:p>
                  </text:list-item>
                  <text:list-item>
                    <text:p><text:s/>MDVP:Shimmer</text:p>
                  </text:list-item>
                  <text:list-item>
                    <text:p><text:s/>NHR</text:p>
                  </text:list-item>
                  <text:list-item>
                    <text:p><text:s/>HNR</text:p>
                  </text:list-item>
                  <text:list-item>
                    <text:p><text:s/>DFA</text:p>
                  </text:list-item>
                  <text:list-item>
                    <text:p><text:s/>P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snovne varijacije frekvencija <text:s/>(apsolutni jiter) i variranje amplitude signala (šimer) su dobro ustanovljene mere koje se koriste za manifestaciju vibracije glasa i efikasnosti pluća </text:p>
              </text:list-item>
              <text:list-item>
                <text:p>NHR i HNR sugerišu da je UPDRS podlaže uticaju povećane buke koja je uzrokovana turbulentnim protokom vazduha u dušniku, često uzrokujući </text:p>
              </text:list-item>
              <text:list-item>
                <text:p>Uključivanjem DFA potrvrđujemo predhodno zapažanje</text:p>
              </text:list-item>
              <text:list-item>
                <text:p>PPE upućuje na neuparenu kontrolu visine tonova što može da ukazuje opadanje koordinacije mišić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09:32:38.929891894</meta:creation-date>
    <dc:date>2017-07-02T19:54:52.046476458</dc:date>
    <meta:editing-duration>PT5H58M10S</meta:editing-duration>
    <meta:editing-cycles>1</meta:editing-cycles>
    <meta:document-statistic meta:object-count="61"/>
    <meta:generator>LibreOffice/5.0.6.2$Linux_X86_64 LibreOffice_project/00m0$Build-2</meta:generator>
  </office:meta>
</office:document-meta>
</file>